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dash" draw:stroke-dash="Fine_20_Dashed_20__28_var_29_" svg:stroke-width="0.06cm" draw:marker-start="Arrow_20_concave" draw:marker-start-width="0.35cm" draw:marker-end-width="0.39cm" draw:textarea-horizontal-align="center" draw:textarea-vertical-align="middle" fo:padding-top="0.155cm" fo:padding-bottom="0.155cm" fo:padding-left="0.28cm" fo:padding-right="0.28cm"/>
    </style:style>
    <style:style style:name="gr1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>
      <style:graphic-properties draw:stroke="dash" draw:stroke-dash="Fine_20_Dashed_20__28_var_29_" svg:stroke-width="0.06cm" draw:marker-start="Generalization" draw:marker-start-width="0.35cm" draw:marker-end-width="0.39cm" draw:textarea-horizontal-align="center" draw:textarea-vertical-align="middle" fo:padding-top="0.155cm" fo:padding-bottom="0.155cm" fo:padding-left="0.28cm" fo:padding-right="0.28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4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8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4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-1.25cm" svg:y="5cm"/>
          <draw:glue-point draw:id="17" svg:x="1.25cm" svg:y="5cm"/>
          <draw:rect draw:style-name="gr1" draw:text-style-name="P2" draw:layer="layout" svg:width="4cm" svg:height="2cm" svg:x="1cm" svg:y="3cm">
            <text:p text:style-name="P1"><text:span text:style-name="T1">ExBibMain</text:span></text:p>
          </draw:rect>
          <draw:g>
            <draw:polygon draw:style-name="gr2" draw:text-style-name="P3" draw:layer="layout" svg:width="0.437cm" svg:height="0.499cm" svg:x="4.363cm" svg:y="3.3cm" svg:viewBox="0 0 438 500" draw:points="0,500 0,429 63,429 63,286 0,286 0,214 63,214 63,71 0,71 0,0 438,0 438,500">
              <text:p/>
            </draw:polygon>
            <draw:rect draw:style-name="gr3" draw:text-style-name="P3" draw:layer="layout" svg:width="0.125cm" svg:height="0.143cm" svg:x="4.3cm" svg:y="3.372cm">
              <text:p/>
            </draw:rect>
            <draw:rect draw:style-name="gr4" draw:text-style-name="P3" draw:layer="layout" svg:width="0.125cm" svg:height="0.143cm" svg:x="4.3cm" svg:y="3.586cm">
              <text:p/>
            </draw:rect>
          </draw:g>
        </draw:g>
        <draw:g draw:id="id1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1.25cm" svg:y="-5cm"/>
          <draw:glue-point draw:id="19" svg:x="1.25cm" svg:y="-5cm"/>
          <draw:rect draw:style-name="gr5" draw:text-style-name="P2" draw:layer="layout" svg:width="4cm" svg:height="2cm" svg:x="1cm" svg:y="7cm">
            <text:p text:style-name="P1"><text:span text:style-name="T1">Aux</text:span><text:span text:style-name="T1"><text:line-break/></text:span><text:span text:style-name="T1">IO</text:span></text:p>
          </draw:rect>
          <draw:g>
            <draw:polygon draw:style-name="gr6" draw:text-style-name="P3" draw:layer="layout" svg:width="0.437cm" svg:height="0.499cm" svg:x="4.363cm" svg:y="7.3cm" svg:viewBox="0 0 438 500" draw:points="0,500 0,429 63,429 63,286 0,286 0,214 63,214 63,71 0,71 0,0 438,0 438,500">
              <text:p/>
            </draw:polygon>
            <draw:rect draw:style-name="gr7" draw:text-style-name="P3" draw:layer="layout" svg:width="0.125cm" svg:height="0.143cm" svg:x="4.3cm" svg:y="7.372cm">
              <text:p/>
            </draw:rect>
            <draw:rect draw:style-name="gr8" draw:text-style-name="P3" draw:layer="layout" svg:width="0.125cm" svg:height="0.143cm" svg:x="4.3cm" svg:y="7.586cm">
              <text:p/>
            </draw:rect>
          </draw:g>
        </draw:g>
        <draw:connector draw:style-name="gr9" draw:text-style-name="P4" draw:layer="layout" svg:x1="2.5cm" svg:y1="7cm" svg:x2="2.5cm" svg:y2="5cm" draw:start-shape="id1" draw:start-glue-point="18" draw:end-shape="id2" draw:end-glue-point="16" svg:d="m2500 7000v-2000">
          <text:p/>
        </draw:connector>
        <draw:g draw:id="id3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-1.25cm" svg:y="5cm"/>
          <draw:glue-point draw:id="17" svg:x="1.25cm" svg:y="5cm"/>
          <draw:rect draw:style-name="gr10" draw:text-style-name="P2" draw:layer="layout" svg:width="4cm" svg:height="2cm" svg:x="6.5cm" svg:y="2.95cm">
            <text:p text:style-name="P1"><text:span text:style-name="T1">ExBibAnt</text:span></text:p>
          </draw:rect>
          <draw:g>
            <draw:polygon draw:style-name="gr11" draw:text-style-name="P3" draw:layer="layout" svg:width="0.437cm" svg:height="0.499cm" svg:x="9.863cm" svg:y="3.25cm" svg:viewBox="0 0 438 500" draw:points="0,500 0,429 63,429 63,286 0,286 0,214 63,214 63,71 0,71 0,0 438,0 438,500">
              <text:p/>
            </draw:polygon>
            <draw:rect draw:style-name="gr12" draw:text-style-name="P3" draw:layer="layout" svg:width="0.125cm" svg:height="0.143cm" svg:x="9.8cm" svg:y="3.322cm">
              <text:p/>
            </draw:rect>
            <draw:rect draw:style-name="gr13" draw:text-style-name="P3" draw:layer="layout" svg:width="0.125cm" svg:height="0.143cm" svg:x="9.8cm" svg:y="3.536cm">
              <text:p/>
            </draw:rect>
          </draw:g>
        </draw:g>
        <draw:connector draw:style-name="gr9" draw:text-style-name="P4" draw:layer="layout" svg:x1="3.5cm" svg:y1="7cm" svg:x2="8.5cm" svg:y2="4.95cm" draw:start-shape="id1" draw:start-glue-point="19" draw:end-shape="id3" svg:d="m3500 7000v-975h5000v-1075">
          <text:p/>
        </draw:connector>
        <draw:g draw:id="id4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1.25cm" svg:y="-5cm"/>
          <draw:glue-point draw:id="19" svg:x="1.25cm" svg:y="-5cm"/>
          <draw:glue-point draw:id="20" svg:x="-1.25cm" svg:y="5cm"/>
          <draw:glue-point draw:id="21" svg:x="1.25cm" svg:y="5cm"/>
          <draw:glue-point draw:id="22" svg:x="5cm" svg:y="-1.25cm"/>
          <draw:glue-point draw:id="23" svg:x="5cm" svg:y="1.25cm"/>
          <draw:rect draw:style-name="gr14" draw:text-style-name="P2" draw:layer="layout" svg:width="4cm" svg:height="2cm" svg:x="6.5cm" svg:y="7cm">
            <text:p text:style-name="P1"><text:span text:style-name="T1">Processor </text:span></text:p>
            <text:p text:style-name="P1"><text:span text:style-name="T1">Container</text:span></text:p>
          </draw:rect>
          <draw:g>
            <draw:polygon draw:style-name="gr15" draw:text-style-name="P3" draw:layer="layout" svg:width="0.437cm" svg:height="0.499cm" svg:x="9.863cm" svg:y="7.3cm" svg:viewBox="0 0 438 500" draw:points="0,500 0,429 63,429 63,286 0,286 0,214 63,214 63,71 0,71 0,0 438,0 438,500">
              <text:p/>
            </draw:polygon>
            <draw:rect draw:style-name="gr16" draw:text-style-name="P3" draw:layer="layout" svg:width="0.125cm" svg:height="0.143cm" svg:x="9.8cm" svg:y="7.372cm">
              <text:p/>
            </draw:rect>
            <draw:rect draw:style-name="gr17" draw:text-style-name="P3" draw:layer="layout" svg:width="0.125cm" svg:height="0.143cm" svg:x="9.8cm" svg:y="7.586cm">
              <text:p/>
            </draw:rect>
          </draw:g>
        </draw:g>
        <draw:g draw:id="id7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18" draw:text-style-name="P2" draw:layer="layout" svg:width="4cm" svg:height="2cm" svg:x="6.5cm" svg:y="10.25cm">
            <text:p text:style-name="P1"><text:span text:style-name="T1">DB</text:span></text:p>
          </draw:rect>
          <draw:g>
            <draw:polygon draw:style-name="gr19" draw:text-style-name="P3" draw:layer="layout" svg:width="0.437cm" svg:height="0.499cm" svg:x="9.863cm" svg:y="10.55cm" svg:viewBox="0 0 438 500" draw:points="0,500 0,429 63,429 63,286 0,286 0,214 63,214 63,71 0,71 0,0 438,0 438,500">
              <text:p/>
            </draw:polygon>
            <draw:rect draw:style-name="gr20" draw:text-style-name="P3" draw:layer="layout" svg:width="0.125cm" svg:height="0.143cm" svg:x="9.8cm" svg:y="10.622cm">
              <text:p/>
            </draw:rect>
            <draw:rect draw:style-name="gr21" draw:text-style-name="P3" draw:layer="layout" svg:width="0.125cm" svg:height="0.143cm" svg:x="9.8cm" svg:y="10.836cm">
              <text:p/>
            </draw:rect>
          </draw:g>
        </draw:g>
        <draw:g draw:id="id9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22" draw:text-style-name="P2" draw:layer="layout" svg:width="4cm" svg:height="2cm" svg:x="1cm" svg:y="10.25cm">
            <text:p text:style-name="P1"><text:span text:style-name="T1">Bib</text:span><text:span text:style-name="T1"><text:line-break/></text:span><text:span text:style-name="T1">IO</text:span></text:p>
          </draw:rect>
          <draw:g>
            <draw:polygon draw:style-name="gr23" draw:text-style-name="P3" draw:layer="layout" svg:width="0.437cm" svg:height="0.499cm" svg:x="4.363cm" svg:y="10.55cm" svg:viewBox="0 0 438 500" draw:points="0,500 0,429 63,429 63,286 0,286 0,214 63,214 63,71 0,71 0,0 438,0 438,500">
              <text:p/>
            </draw:polygon>
            <draw:rect draw:style-name="gr24" draw:text-style-name="P3" draw:layer="layout" svg:width="0.125cm" svg:height="0.143cm" svg:x="4.3cm" svg:y="10.622cm">
              <text:p/>
            </draw:rect>
            <draw:rect draw:style-name="gr25" draw:text-style-name="P3" draw:layer="layout" svg:width="0.125cm" svg:height="0.143cm" svg:x="4.3cm" svg:y="10.836cm">
              <text:p/>
            </draw:rect>
          </draw:g>
        </draw:g>
        <draw:g draw:id="id8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26" draw:text-style-name="P2" draw:layer="layout" svg:width="4cm" svg:height="2cm" svg:x="6.475cm" svg:y="13.475cm">
            <text:p text:style-name="P1"><text:span text:style-name="T1">Sorter</text:span></text:p>
          </draw:rect>
          <draw:g>
            <draw:polygon draw:style-name="gr27" draw:text-style-name="P3" draw:layer="layout" svg:width="0.437cm" svg:height="0.499cm" svg:x="9.838cm" svg:y="13.775cm" svg:viewBox="0 0 438 500" draw:points="0,500 0,429 63,429 63,286 0,286 0,214 63,214 63,71 0,71 0,0 438,0 438,500">
              <text:p/>
            </draw:polygon>
            <draw:rect draw:style-name="gr28" draw:text-style-name="P3" draw:layer="layout" svg:width="0.125cm" svg:height="0.143cm" svg:x="9.775cm" svg:y="13.847cm">
              <text:p/>
            </draw:rect>
            <draw:rect draw:style-name="gr29" draw:text-style-name="P3" draw:layer="layout" svg:width="0.125cm" svg:height="0.143cm" svg:x="9.775cm" svg:y="14.061cm">
              <text:p/>
            </draw:rect>
          </draw:g>
        </draw:g>
        <draw:g draw:id="id5">
          <draw:glue-point draw:id="4" svg:x="-3.75cm" svg:y="-5cm"/>
          <draw:glue-point draw:id="5" svg:x="-1.25cm" svg:y="-5cm"/>
          <draw:glue-point draw:id="6" svg:x="1.25cm" svg:y="-5cm"/>
          <draw:glue-point draw:id="7" svg:x="3.75cm" svg:y="-5cm"/>
          <draw:rect draw:style-name="gr30" draw:text-style-name="P2" draw:layer="layout" svg:width="4cm" svg:height="2cm" svg:x="12cm" svg:y="8.5cm">
            <text:p text:style-name="P1"><text:span text:style-name="T1">Bsf</text:span></text:p>
            <text:p text:style-name="P1"><text:span text:style-name="T1">Processor</text:span></text:p>
          </draw:rect>
          <draw:g>
            <draw:polygon draw:style-name="gr31" draw:text-style-name="P3" draw:layer="layout" svg:width="0.437cm" svg:height="0.499cm" svg:x="15.363cm" svg:y="8.8cm" svg:viewBox="0 0 438 500" draw:points="0,500 0,429 63,429 63,286 0,286 0,214 63,214 63,71 0,71 0,0 438,0 438,500">
              <text:p/>
            </draw:polygon>
            <draw:rect draw:style-name="gr32" draw:text-style-name="P3" draw:layer="layout" svg:width="0.125cm" svg:height="0.143cm" svg:x="15.3cm" svg:y="8.872cm">
              <text:p/>
            </draw:rect>
            <draw:rect draw:style-name="gr33" draw:text-style-name="P3" draw:layer="layout" svg:width="0.125cm" svg:height="0.143cm" svg:x="15.3cm" svg:y="9.086cm">
              <text:p/>
            </draw:rect>
          </draw:g>
        </draw:g>
        <draw:g draw:id="id10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5cm" svg:y="-1.25cm"/>
          <draw:glue-point draw:id="19" svg:x="-5cm" svg:y="1.875cm"/>
          <draw:glue-point draw:id="20" svg:x="-5cm" svg:y="-2.5cm"/>
          <draw:rect draw:style-name="gr34" draw:text-style-name="P2" draw:layer="layout" svg:width="4cm" svg:height="2cm" svg:x="17.5cm" svg:y="8.5cm">
            <text:p text:style-name="P1"><text:span text:style-name="T1">Bbl</text:span><text:span text:style-name="T1"><text:line-break/></text:span><text:span text:style-name="T1">IO</text:span></text:p>
          </draw:rect>
          <draw:g>
            <draw:polygon draw:style-name="gr35" draw:text-style-name="P3" draw:layer="layout" svg:width="0.437cm" svg:height="0.499cm" svg:x="20.863cm" svg:y="8.8cm" svg:viewBox="0 0 438 500" draw:points="0,500 0,429 63,429 63,286 0,286 0,214 63,214 63,71 0,71 0,0 438,0 438,500">
              <text:p/>
            </draw:polygon>
            <draw:rect draw:style-name="gr36" draw:text-style-name="P3" draw:layer="layout" svg:width="0.125cm" svg:height="0.143cm" svg:x="20.8cm" svg:y="8.872cm">
              <text:p/>
            </draw:rect>
            <draw:rect draw:style-name="gr37" draw:text-style-name="P3" draw:layer="layout" svg:width="0.125cm" svg:height="0.143cm" svg:x="20.8cm" svg:y="9.086cm">
              <text:p/>
            </draw:rect>
          </draw:g>
        </draw:g>
        <draw:g draw:id="id11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5cm" svg:y="1.375cm"/>
          <draw:rect draw:style-name="gr38" draw:text-style-name="P2" draw:layer="layout" svg:width="4cm" svg:height="2cm" svg:x="17.475cm" svg:y="5.262cm">
            <text:p text:style-name="P1"><text:span text:style-name="T1">Bst</text:span><text:span text:style-name="T1"><text:line-break/></text:span><text:span text:style-name="T1">IO</text:span></text:p>
          </draw:rect>
          <draw:g>
            <draw:polygon draw:style-name="gr39" draw:text-style-name="P3" draw:layer="layout" svg:width="0.437cm" svg:height="0.499cm" svg:x="20.838cm" svg:y="5.562cm" svg:viewBox="0 0 438 500" draw:points="0,500 0,429 63,429 63,286 0,286 0,214 63,214 63,71 0,71 0,0 438,0 438,500">
              <text:p/>
            </draw:polygon>
            <draw:rect draw:style-name="gr40" draw:text-style-name="P3" draw:layer="layout" svg:width="0.125cm" svg:height="0.143cm" svg:x="20.775cm" svg:y="5.634cm">
              <text:p/>
            </draw:rect>
            <draw:rect draw:style-name="gr41" draw:text-style-name="P3" draw:layer="layout" svg:width="0.125cm" svg:height="0.143cm" svg:x="20.775cm" svg:y="5.848cm">
              <text:p/>
            </draw:rect>
          </draw:g>
        </draw:g>
        <draw:g draw:id="id6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4.937cm" svg:y="-1.375cm"/>
          <draw:glue-point draw:id="19" svg:x="4.937cm" svg:y="1.25cm"/>
          <draw:rect draw:style-name="gr42" draw:text-style-name="P2" draw:layer="layout" svg:width="4cm" svg:height="2cm" svg:x="12cm" svg:y="5.262cm">
            <text:p text:style-name="P1"><text:span text:style-name="T1">Bst</text:span></text:p>
            <text:p text:style-name="P1"><text:span text:style-name="T1">Processor</text:span></text:p>
          </draw:rect>
          <draw:g>
            <draw:polygon draw:style-name="gr43" draw:text-style-name="P3" draw:layer="layout" svg:width="0.437cm" svg:height="0.499cm" svg:x="15.363cm" svg:y="5.562cm" svg:viewBox="0 0 438 500" draw:points="0,500 0,429 63,429 63,286 0,286 0,214 63,214 63,71 0,71 0,0 438,0 438,500">
              <text:p/>
            </draw:polygon>
            <draw:rect draw:style-name="gr44" draw:text-style-name="P3" draw:layer="layout" svg:width="0.125cm" svg:height="0.143cm" svg:x="15.3cm" svg:y="5.634cm">
              <text:p/>
            </draw:rect>
            <draw:rect draw:style-name="gr45" draw:text-style-name="P3" draw:layer="layout" svg:width="0.125cm" svg:height="0.143cm" svg:x="15.3cm" svg:y="5.848cm">
              <text:p/>
            </draw:rect>
          </draw:g>
        </draw:g>
        <draw:connector draw:style-name="gr9" draw:text-style-name="P4" draw:layer="layout" draw:line-skew="-0.275cm" svg:x1="8cm" svg:y1="7cm" svg:x2="3.5cm" svg:y2="5cm" draw:start-shape="id4" draw:start-glue-point="18" draw:end-shape="id2" draw:end-glue-point="17" svg:d="m8000 7000v-1225h-4500v-775">
          <text:p/>
        </draw:connector>
        <draw:connector draw:style-name="gr9" draw:text-style-name="P4" draw:layer="layout" svg:x1="9cm" svg:y1="7cm" svg:x2="9cm" svg:y2="4.95cm" draw:start-shape="id4" draw:start-glue-point="19" draw:end-shape="id3" draw:end-glue-point="17" svg:d="m9000 7000v-2050">
          <text:p/>
        </draw:connector>
        <draw:connector draw:style-name="gr9" draw:text-style-name="P4" draw:layer="layout" svg:x1="6.5cm" svg:y1="8cm" svg:x2="5cm" svg:y2="8cm" draw:start-shape="id4" draw:end-shape="id1" draw:end-glue-point="7" svg:d="m6500 8000h-1500">
          <text:p/>
        </draw:connector>
        <draw:connector draw:style-name="gr9" draw:text-style-name="P4" draw:layer="layout" svg:x1="12cm" svg:y1="9.5cm" svg:x2="10.5cm" svg:y2="8.25cm" draw:start-shape="id5" draw:start-glue-point="3" draw:end-shape="id4" draw:end-glue-point="23" svg:d="m12000 9500h-700v-1250h-800">
          <text:p/>
        </draw:connector>
        <draw:connector draw:style-name="gr9" draw:text-style-name="P4" draw:layer="layout" svg:x1="12cm" svg:y1="6.262cm" svg:x2="10.5cm" svg:y2="7.75cm" draw:start-shape="id6" draw:start-glue-point="5" draw:end-shape="id4" draw:end-glue-point="22" svg:d="m12000 6262h-700v1488h-800">
          <text:p/>
        </draw:connector>
        <draw:connector draw:style-name="gr9" draw:text-style-name="P4" draw:layer="layout" svg:x1="8.5cm" svg:y1="10.25cm" svg:x2="8.5cm" svg:y2="9cm" draw:start-shape="id7" draw:start-glue-point="4" draw:end-shape="id4" svg:d="m8500 10250v-1250">
          <text:p/>
        </draw:connector>
        <draw:connector draw:style-name="gr9" draw:text-style-name="P4" draw:layer="layout" svg:x1="8.475cm" svg:y1="13.475cm" svg:x2="8.5cm" svg:y2="12.25cm" draw:start-shape="id8" draw:start-glue-point="4" draw:end-shape="id7" draw:end-glue-point="6" svg:d="m8475 13475v-562h25v-663">
          <text:p/>
        </draw:connector>
        <draw:connector draw:style-name="gr9" draw:text-style-name="P4" draw:layer="layout" draw:line-skew="-0.125cm" svg:x1="3cm" svg:y1="10.25cm" svg:x2="8cm" svg:y2="9cm" draw:start-shape="id9" draw:start-glue-point="4" draw:end-shape="id4" draw:end-glue-point="20" svg:d="m3000 10250v-700h5000v-550">
          <text:p/>
        </draw:connector>
        <draw:connector draw:style-name="gr9" draw:text-style-name="P4" draw:layer="layout" svg:x1="6.5cm" svg:y1="11.25cm" svg:x2="5cm" svg:y2="11.25cm" draw:start-shape="id7" draw:start-glue-point="5" draw:end-shape="id9" draw:end-glue-point="7" svg:d="m6500 11250h-1500">
          <text:p/>
        </draw:connector>
        <draw:connector draw:style-name="gr9" draw:text-style-name="P4" draw:layer="layout" svg:x1="17.5cm" svg:y1="9cm" svg:x2="15.974cm" svg:y2="6.512cm" draw:start-shape="id10" draw:start-glue-point="20" draw:end-shape="id6" draw:end-glue-point="19" svg:d="m17500 9000h-700v-2488h-826">
          <text:p/>
        </draw:connector>
        <draw:connector draw:style-name="gr9" draw:text-style-name="P4" draw:layer="layout" svg:x1="17.475cm" svg:y1="6.262cm" svg:x2="16cm" svg:y2="6.262cm" draw:start-shape="id11" draw:end-shape="id6" draw:end-glue-point="7" svg:d="m17475 6262h-1475">
          <text:p/>
        </draw:connector>
        <draw:connector draw:style-name="gr9" draw:text-style-name="P4" draw:layer="layout" svg:x1="17.5cm" svg:y1="9.5cm" svg:x2="16cm" svg:y2="9.5cm" draw:start-shape="id10" draw:start-glue-point="5" draw:end-shape="id5" svg:d="m17500 9500h-1500">
          <text:p/>
        </draw:connector>
        <draw:g draw:id="id12">
          <draw:glue-point draw:id="4" svg:x="-3.75cm" svg:y="-5cm"/>
          <draw:glue-point draw:id="5" svg:x="-1.25cm" svg:y="-5cm"/>
          <draw:glue-point draw:id="6" svg:x="1.25cm" svg:y="-5cm"/>
          <draw:glue-point draw:id="7" svg:x="3.75cm" svg:y="-5cm"/>
          <draw:rect draw:style-name="gr46" draw:text-style-name="P2" draw:layer="layout" svg:width="4cm" svg:height="2cm" svg:x="16cm" svg:y="12cm">
            <text:p text:style-name="P1"><text:span text:style-name="T1">Groovy Bsf</text:span></text:p>
            <text:p text:style-name="P1"><text:span text:style-name="T1">Processor</text:span></text:p>
          </draw:rect>
          <draw:g>
            <draw:polygon draw:style-name="gr47" draw:text-style-name="P3" draw:layer="layout" svg:width="0.437cm" svg:height="0.499cm" svg:x="19.363cm" svg:y="12.3cm" svg:viewBox="0 0 438 500" draw:points="0,500 0,429 63,429 63,286 0,286 0,214 63,214 63,71 0,71 0,0 438,0 438,500">
              <text:p/>
            </draw:polygon>
            <draw:rect draw:style-name="gr48" draw:text-style-name="P3" draw:layer="layout" svg:width="0.125cm" svg:height="0.143cm" svg:x="19.3cm" svg:y="12.372cm">
              <text:p/>
            </draw:rect>
            <draw:rect draw:style-name="gr49" draw:text-style-name="P3" draw:layer="layout" svg:width="0.125cm" svg:height="0.143cm" svg:x="19.3cm" svg:y="12.586cm">
              <text:p/>
            </draw:rect>
          </draw:g>
        </draw:g>
        <draw:connector draw:style-name="gr50" draw:text-style-name="P4" draw:layer="layout" svg:x1="14cm" svg:y1="10.5cm" svg:x2="16cm" svg:y2="13cm" draw:start-shape="id5" draw:start-glue-point="2" draw:end-shape="id12" draw:end-glue-point="3" svg:d="m14000 10500v2500h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21" draw:display-name="Gradient 21" draw:style="linear" draw:start-color="#ffdeaf" draw:end-color="#ffffff" draw:start-intensity="100%" draw:end-intensity="100%" draw:angle="2150" draw:border="0%"/>
    <draw:gradient draw:name="Gradient_20_27" draw:display-name="Gradient 27" draw:style="linear" draw:start-color="#bfb2ff" draw:end-color="#ffffff" draw:start-intensity="100%" draw:end-intensity="100%" draw:angle="2150" draw:border="0%"/>
    <draw:gradient draw:name="Gradient_20_29" draw:display-name="Gradient 29" draw:style="linear" draw:start-color="#ffb2b5" draw:end-color="#ffffff" draw:start-intensity="100%" draw:end-intensity="100%" draw:angle="215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Generalization" svg:viewBox="0 0 750 1309" svg:d="m377 1309-2-184h-250l40-120h421l39 120-250-750-250 750h-125l375-1125 375 1125h-375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49M08S</meta:editing-duration>
    <meta:editing-cycles>6</meta:editing-cycles>
    <meta:generator>OpenOffice.org/3.2$Win32 OpenOffice.org_project/320m12$Build-9483</meta:generator>
    <dc:date>2010-10-17T22:10:38.32</dc:date>
    <dc:creator>Gerd Neugebauer</dc:creator>
    <meta:document-statistic meta:object-count="87"/>
  </office:meta>
</office:document-meta>
</file>